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30e1c" officeooo:paragraph-rsid="0353808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88d85" officeooo:paragraph-rsid="0370b77b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3b5f93" officeooo:paragraph-rsid="0360e9a8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5a800" officeooo:paragraph-rsid="03581868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32a662f" officeooo:paragraph-rsid="032a662f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32bfa8c" officeooo:paragraph-rsid="03009f4e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32db1f4" officeooo:paragraph-rsid="032db1f4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338a220" officeooo:paragraph-rsid="0338a220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1084767" officeooo:paragraph-rsid="033d6b2c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26efd18" officeooo:paragraph-rsid="033ecc39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178" style:family="paragraph" style:parent-style-name="Standard">
      <style:text-properties style:font-name="Alegreya Sans" fo:font-weight="normal" officeooo:rsid="034b8738" officeooo:paragraph-rsid="034b8738" style:font-weight-asian="normal" style:font-weight-complex="normal"/>
    </style:style>
    <style:style style:name="P179" style:family="paragraph" style:parent-style-name="Standard">
      <style:text-properties style:font-name="Alegreya Sans" fo:font-weight="normal" officeooo:rsid="03538085" officeooo:paragraph-rsid="03538085" style:font-weight-asian="normal" style:font-weight-complex="normal"/>
    </style:style>
    <style:style style:name="P180" style:family="paragraph" style:parent-style-name="Standard">
      <style:text-properties style:font-name="Alegreya Sans" fo:font-weight="normal" officeooo:rsid="03501ff7" officeooo:paragraph-rsid="03538085" style:font-weight-asian="normal" style:font-weight-complex="normal"/>
    </style:style>
    <style:style style:name="P181" style:family="paragraph" style:parent-style-name="Standard">
      <style:text-properties style:font-name="Alegreya Sans" fo:font-weight="normal" officeooo:rsid="0360e9a8" officeooo:paragraph-rsid="0360e9a8" style:font-weight-asian="normal" style:font-weight-complex="normal"/>
    </style:style>
    <style:style style:name="P182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183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184" style:family="paragraph" style:parent-style-name="Standard">
      <style:text-properties style:font-name="Alegreya Sans" fo:font-weight="normal" officeooo:rsid="0366708e" officeooo:paragraph-rsid="0366708e" style:font-weight-asian="normal" style:font-weight-complex="normal"/>
    </style:style>
    <style:style style:name="P185" style:family="paragraph" style:parent-style-name="Standard">
      <style:text-properties style:font-name="Alegreya Sans" fo:font-weight="normal" officeooo:rsid="0364a404" officeooo:paragraph-rsid="036b1f15" style:font-weight-asian="normal" style:font-weight-complex="normal"/>
    </style:style>
    <style:style style:name="P186" style:family="paragraph" style:parent-style-name="Standard">
      <style:text-properties style:font-name="Alegreya Sans" fo:font-weight="normal" officeooo:rsid="0367540e" officeooo:paragraph-rsid="036cb2f6" style:font-weight-asian="normal" style:font-weight-complex="normal"/>
    </style:style>
    <style:style style:name="P187" style:family="paragraph" style:parent-style-name="Standard">
      <style:text-properties style:font-name="Alegreya Sans" fo:font-weight="normal" officeooo:rsid="0370b77b" officeooo:paragraph-rsid="0370b77b" style:font-weight-asian="normal" style:font-weight-complex="normal"/>
    </style:style>
    <style:style style:name="P188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27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28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29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30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31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32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33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34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35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36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37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38" style:family="paragraph" style:parent-style-name="Standard">
      <style:text-properties officeooo:paragraph-rsid="019fceeb"/>
    </style:style>
    <style:style style:name="P239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240" style:family="paragraph" style:parent-style-name="Standard">
      <style:text-properties style:font-name="Alegreya Sans" fo:font-weight="normal" officeooo:rsid="039c815a" officeooo:paragraph-rsid="039c815a" style:font-weight-asian="normal" style:font-weight-complex="normal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edd63"/>
    </style:style>
    <style:style style:name="T33" style:family="text">
      <style:text-properties officeooo:rsid="0101449b"/>
    </style:style>
    <style:style style:name="T34" style:family="text">
      <style:text-properties officeooo:rsid="0108a280"/>
    </style:style>
    <style:style style:name="T35" style:family="text">
      <style:text-properties officeooo:rsid="010d0df1"/>
    </style:style>
    <style:style style:name="T36" style:family="text">
      <style:text-properties officeooo:rsid="010f878f"/>
    </style:style>
    <style:style style:name="T37" style:family="text">
      <style:text-properties officeooo:rsid="0113832d"/>
    </style:style>
    <style:style style:name="T38" style:family="text">
      <style:text-properties officeooo:rsid="01156845"/>
    </style:style>
    <style:style style:name="T39" style:family="text">
      <style:text-properties officeooo:rsid="011981bf"/>
    </style:style>
    <style:style style:name="T40" style:family="text">
      <style:text-properties officeooo:rsid="011d7684"/>
    </style:style>
    <style:style style:name="T41" style:family="text">
      <style:text-properties officeooo:rsid="0125a800"/>
    </style:style>
    <style:style style:name="T42" style:family="text">
      <style:text-properties officeooo:rsid="01273a17"/>
    </style:style>
    <style:style style:name="T43" style:family="text">
      <style:text-properties officeooo:rsid="012895d0"/>
    </style:style>
    <style:style style:name="T44" style:family="text">
      <style:text-properties officeooo:rsid="0129cb84"/>
    </style:style>
    <style:style style:name="T45" style:family="text">
      <style:text-properties officeooo:rsid="012f8705"/>
    </style:style>
    <style:style style:name="T46" style:family="text">
      <style:text-properties officeooo:rsid="01306ba4"/>
    </style:style>
    <style:style style:name="T47" style:family="text">
      <style:text-properties officeooo:rsid="01321661"/>
    </style:style>
    <style:style style:name="T48" style:family="text">
      <style:text-properties officeooo:rsid="01373603"/>
    </style:style>
    <style:style style:name="T49" style:family="text">
      <style:text-properties officeooo:rsid="013ea28d"/>
    </style:style>
    <style:style style:name="T50" style:family="text">
      <style:text-properties officeooo:rsid="014bc6c2"/>
    </style:style>
    <style:style style:name="T51" style:family="text">
      <style:text-properties officeooo:rsid="014f0bd2"/>
    </style:style>
    <style:style style:name="T52" style:family="text">
      <style:text-properties officeooo:rsid="015034c4"/>
    </style:style>
    <style:style style:name="T53" style:family="text">
      <style:text-properties officeooo:rsid="01530e1c"/>
    </style:style>
    <style:style style:name="T54" style:family="text">
      <style:text-properties officeooo:rsid="0159702d"/>
    </style:style>
    <style:style style:name="T55" style:family="text">
      <style:text-properties officeooo:rsid="015c1387"/>
    </style:style>
    <style:style style:name="T56" style:family="text">
      <style:text-properties officeooo:rsid="015d76de"/>
    </style:style>
    <style:style style:name="T57" style:family="text">
      <style:text-properties officeooo:rsid="015dab66"/>
    </style:style>
    <style:style style:name="T58" style:family="text">
      <style:text-properties officeooo:rsid="0163a78c"/>
    </style:style>
    <style:style style:name="T59" style:family="text">
      <style:text-properties officeooo:rsid="016556b4"/>
    </style:style>
    <style:style style:name="T60" style:family="text">
      <style:text-properties officeooo:rsid="0166ea3a"/>
    </style:style>
    <style:style style:name="T61" style:family="text">
      <style:text-properties officeooo:rsid="0169bdb3"/>
    </style:style>
    <style:style style:name="T62" style:family="text">
      <style:text-properties officeooo:rsid="016b978f"/>
    </style:style>
    <style:style style:name="T63" style:family="text">
      <style:text-properties officeooo:rsid="01721da3"/>
    </style:style>
    <style:style style:name="T64" style:family="text">
      <style:text-properties officeooo:rsid="0173c722"/>
    </style:style>
    <style:style style:name="T65" style:family="text">
      <style:text-properties officeooo:rsid="01776494"/>
    </style:style>
    <style:style style:name="T66" style:family="text">
      <style:text-properties officeooo:rsid="017f6174"/>
    </style:style>
    <style:style style:name="T67" style:family="text">
      <style:text-properties officeooo:rsid="0180de8f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181b59e" style:font-style-asian="normal" style:font-style-complex="normal"/>
    </style:style>
    <style:style style:name="T70" style:family="text">
      <style:text-properties fo:font-style="normal" officeooo:rsid="01827991" style:font-style-asian="normal" style:font-style-complex="normal"/>
    </style:style>
    <style:style style:name="T71" style:family="text">
      <style:text-properties fo:font-style="normal" officeooo:rsid="023e7592" style:font-style-asian="normal" style:font-style-complex="normal"/>
    </style:style>
    <style:style style:name="T72" style:family="text">
      <style:text-properties fo:font-style="normal" officeooo:rsid="0286f865" style:font-style-asian="normal" style:font-style-complex="normal"/>
    </style:style>
    <style:style style:name="T73" style:family="text">
      <style:text-properties fo:font-style="normal" officeooo:rsid="02882cca" style:font-style-asian="normal" style:font-style-complex="normal"/>
    </style:style>
    <style:style style:name="T74" style:family="text">
      <style:text-properties fo:font-style="normal" officeooo:rsid="02897714" style:font-style-asian="normal" style:font-style-complex="normal"/>
    </style:style>
    <style:style style:name="T75" style:family="text">
      <style:text-properties officeooo:rsid="01849d92"/>
    </style:style>
    <style:style style:name="T76" style:family="text">
      <style:text-properties officeooo:rsid="01871811"/>
    </style:style>
    <style:style style:name="T77" style:family="text">
      <style:text-properties officeooo:rsid="018be50b"/>
    </style:style>
    <style:style style:name="T78" style:family="text">
      <style:text-properties officeooo:rsid="018d0c11"/>
    </style:style>
    <style:style style:name="T79" style:family="text">
      <style:text-properties officeooo:rsid="018d1571"/>
    </style:style>
    <style:style style:name="T80" style:family="text">
      <style:text-properties officeooo:rsid="01904d5d"/>
    </style:style>
    <style:style style:name="T81" style:family="text">
      <style:text-properties officeooo:rsid="019479ee"/>
    </style:style>
    <style:style style:name="T82" style:family="text">
      <style:text-properties officeooo:rsid="01953124"/>
    </style:style>
    <style:style style:name="T83" style:family="text">
      <style:text-properties officeooo:rsid="0196d02c"/>
    </style:style>
    <style:style style:name="T84" style:family="text">
      <style:text-properties officeooo:rsid="019b4dc3"/>
    </style:style>
    <style:style style:name="T85" style:family="text">
      <style:text-properties officeooo:rsid="019d9bac"/>
    </style:style>
    <style:style style:name="T86" style:family="text">
      <style:text-properties officeooo:rsid="019e15eb"/>
    </style:style>
    <style:style style:name="T87" style:family="text">
      <style:text-properties officeooo:rsid="019f84bf"/>
    </style:style>
    <style:style style:name="T88" style:family="text">
      <style:text-properties officeooo:rsid="01a2fece"/>
    </style:style>
    <style:style style:name="T89" style:family="text">
      <style:text-properties officeooo:rsid="01a6c791"/>
    </style:style>
    <style:style style:name="T90" style:family="text">
      <style:text-properties officeooo:rsid="01a8483b"/>
    </style:style>
    <style:style style:name="T91" style:family="text">
      <style:text-properties officeooo:rsid="01ac1667"/>
    </style:style>
    <style:style style:name="T92" style:family="text">
      <style:text-properties officeooo:rsid="01b519d1"/>
    </style:style>
    <style:style style:name="T93" style:family="text">
      <style:text-properties officeooo:rsid="01b61512"/>
    </style:style>
    <style:style style:name="T94" style:family="text">
      <style:text-properties officeooo:rsid="01c04c63"/>
    </style:style>
    <style:style style:name="T95" style:family="text">
      <style:text-properties officeooo:rsid="01c1e4d3"/>
    </style:style>
    <style:style style:name="T96" style:family="text">
      <style:text-properties officeooo:rsid="01c32662"/>
    </style:style>
    <style:style style:name="T97" style:family="text">
      <style:text-properties officeooo:rsid="01c4bbe3"/>
    </style:style>
    <style:style style:name="T98" style:family="text">
      <style:text-properties officeooo:rsid="01c5bf43"/>
    </style:style>
    <style:style style:name="T99" style:family="text">
      <style:text-properties officeooo:rsid="01cbcfe0"/>
    </style:style>
    <style:style style:name="T100" style:family="text">
      <style:text-properties officeooo:rsid="01d21b0c"/>
    </style:style>
    <style:style style:name="T101" style:family="text">
      <style:text-properties officeooo:rsid="01d3660a"/>
    </style:style>
    <style:style style:name="T102" style:family="text">
      <style:text-properties officeooo:rsid="01d4e2d2"/>
    </style:style>
    <style:style style:name="T103" style:family="text">
      <style:text-properties officeooo:rsid="01d56788"/>
    </style:style>
    <style:style style:name="T104" style:family="text">
      <style:text-properties officeooo:rsid="01d6cf79"/>
    </style:style>
    <style:style style:name="T105" style:family="text">
      <style:text-properties officeooo:rsid="01d9d7bf"/>
    </style:style>
    <style:style style:name="T106" style:family="text">
      <style:text-properties officeooo:rsid="01dc1157"/>
    </style:style>
    <style:style style:name="T107" style:family="text">
      <style:text-properties officeooo:rsid="01dc2a82"/>
    </style:style>
    <style:style style:name="T108" style:family="text">
      <style:text-properties officeooo:rsid="01ddfc6c"/>
    </style:style>
    <style:style style:name="T109" style:family="text">
      <style:text-properties officeooo:rsid="01df1f8a"/>
    </style:style>
    <style:style style:name="T110" style:family="text">
      <style:text-properties officeooo:rsid="01dfe075"/>
    </style:style>
    <style:style style:name="T111" style:family="text">
      <style:text-properties officeooo:rsid="01e0116d"/>
    </style:style>
    <style:style style:name="T112" style:family="text">
      <style:text-properties officeooo:rsid="01e14c1b"/>
    </style:style>
    <style:style style:name="T113" style:family="text">
      <style:text-properties officeooo:rsid="01e46c3d"/>
    </style:style>
    <style:style style:name="T114" style:family="text">
      <style:text-properties officeooo:rsid="01e53ef3"/>
    </style:style>
    <style:style style:name="T115" style:family="text">
      <style:text-properties officeooo:rsid="01e57c5f"/>
    </style:style>
    <style:style style:name="T116" style:family="text">
      <style:text-properties officeooo:rsid="01e5c0ed"/>
    </style:style>
    <style:style style:name="T117" style:family="text">
      <style:text-properties officeooo:rsid="01eab624"/>
    </style:style>
    <style:style style:name="T118" style:family="text">
      <style:text-properties officeooo:rsid="01ec8e19"/>
    </style:style>
    <style:style style:name="T119" style:family="text">
      <style:text-properties officeooo:rsid="01ee317e"/>
    </style:style>
    <style:style style:name="T120" style:family="text">
      <style:text-properties officeooo:rsid="01efbe23"/>
    </style:style>
    <style:style style:name="T121" style:family="text">
      <style:text-properties officeooo:rsid="01f0bdc0"/>
    </style:style>
    <style:style style:name="T122" style:family="text">
      <style:text-properties officeooo:rsid="01f22209"/>
    </style:style>
    <style:style style:name="T123" style:family="text">
      <style:text-properties officeooo:rsid="01f2a89f"/>
    </style:style>
    <style:style style:name="T124" style:family="text">
      <style:text-properties officeooo:rsid="01fbdc05"/>
    </style:style>
    <style:style style:name="T125" style:family="text">
      <style:text-properties officeooo:rsid="01fccd7f"/>
    </style:style>
    <style:style style:name="T126" style:family="text">
      <style:text-properties officeooo:rsid="01fe4ae8"/>
    </style:style>
    <style:style style:name="T127" style:family="text">
      <style:text-properties officeooo:rsid="01ff3a71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1a6c791" style:font-weight-asian="bold" style:font-weight-complex="bold"/>
    </style:style>
    <style:style style:name="T130" style:family="text">
      <style:text-properties fo:font-weight="bold" officeooo:rsid="014a48f3" style:font-weight-asian="bold" style:font-weight-complex="bold"/>
    </style:style>
    <style:style style:name="T131" style:family="text">
      <style:text-properties fo:font-weight="bold" officeooo:rsid="01ac1667" style:font-weight-asian="bold" style:font-weight-complex="bold"/>
    </style:style>
    <style:style style:name="T132" style:family="text">
      <style:text-properties fo:font-weight="bold" officeooo:rsid="019479ee" style:font-weight-asian="bold" style:font-weight-complex="bold"/>
    </style:style>
    <style:style style:name="T133" style:family="text">
      <style:text-properties fo:font-weight="bold" officeooo:rsid="01cee46c" style:font-weight-asian="bold" style:font-weight-complex="bold"/>
    </style:style>
    <style:style style:name="T134" style:family="text">
      <style:text-properties officeooo:rsid="0200100a"/>
    </style:style>
    <style:style style:name="T135" style:family="text">
      <style:text-properties officeooo:rsid="02024a1c"/>
    </style:style>
    <style:style style:name="T136" style:family="text">
      <style:text-properties officeooo:rsid="0202fbcc"/>
    </style:style>
    <style:style style:name="T137" style:family="text">
      <style:text-properties officeooo:rsid="0205f3b9"/>
    </style:style>
    <style:style style:name="T138" style:family="text">
      <style:text-properties officeooo:rsid="0206139f"/>
    </style:style>
    <style:style style:name="T139" style:family="text">
      <style:text-properties officeooo:rsid="0206ae38"/>
    </style:style>
    <style:style style:name="T140" style:family="text">
      <style:text-properties style:font-name="Alegreya Sans" fo:font-weight="bold" officeooo:rsid="019fceeb" style:font-weight-asian="bold" style:font-weight-complex="bold"/>
    </style:style>
    <style:style style:name="T141" style:family="text">
      <style:text-properties style:font-name="Alegreya Sans" fo:font-weight="bold" officeooo:rsid="01ff3a71" style:font-weight-asian="bold" style:font-weight-complex="bold"/>
    </style:style>
    <style:style style:name="T142" style:family="text">
      <style:text-properties officeooo:rsid="0206f266"/>
    </style:style>
    <style:style style:name="T143" style:family="text">
      <style:text-properties officeooo:rsid="0209a28c"/>
    </style:style>
    <style:style style:name="T144" style:family="text">
      <style:text-properties officeooo:rsid="020e8189"/>
    </style:style>
    <style:style style:name="T145" style:family="text">
      <style:text-properties officeooo:rsid="02133de2"/>
    </style:style>
    <style:style style:name="T146" style:family="text">
      <style:text-properties officeooo:rsid="02195a32"/>
    </style:style>
    <style:style style:name="T147" style:family="text">
      <style:text-properties officeooo:rsid="0220810c"/>
    </style:style>
    <style:style style:name="T148" style:family="text">
      <style:text-properties officeooo:rsid="0222052b"/>
    </style:style>
    <style:style style:name="T149" style:family="text">
      <style:text-properties officeooo:rsid="022312ac"/>
    </style:style>
    <style:style style:name="T150" style:family="text">
      <style:text-properties officeooo:rsid="023b8c56"/>
    </style:style>
    <style:style style:name="T151" style:family="text">
      <style:text-properties officeooo:rsid="023e7592"/>
    </style:style>
    <style:style style:name="T152" style:family="text">
      <style:text-properties officeooo:rsid="02425608"/>
    </style:style>
    <style:style style:name="T153" style:family="text">
      <style:text-properties officeooo:rsid="0246616b"/>
    </style:style>
    <style:style style:name="T154" style:family="text">
      <style:text-properties officeooo:rsid="0247b848"/>
    </style:style>
    <style:style style:name="T155" style:family="text">
      <style:text-properties officeooo:rsid="02496f8c"/>
    </style:style>
    <style:style style:name="T156" style:family="text">
      <style:text-properties officeooo:rsid="024cf7d8"/>
    </style:style>
    <style:style style:name="T157" style:family="text">
      <style:text-properties officeooo:rsid="0251b1f7"/>
    </style:style>
    <style:style style:name="T158" style:family="text">
      <style:text-properties officeooo:rsid="0256ad34"/>
    </style:style>
    <style:style style:name="T159" style:family="text">
      <style:text-properties officeooo:rsid="0258fbf0"/>
    </style:style>
    <style:style style:name="T160" style:family="text">
      <style:text-properties officeooo:rsid="025a009e"/>
    </style:style>
    <style:style style:name="T161" style:family="text">
      <style:text-properties officeooo:rsid="025c164f"/>
    </style:style>
    <style:style style:name="T162" style:family="text">
      <style:text-properties officeooo:rsid="02608c5d"/>
    </style:style>
    <style:style style:name="T163" style:family="text">
      <style:text-properties officeooo:rsid="026371b5"/>
    </style:style>
    <style:style style:name="T164" style:family="text">
      <style:text-properties officeooo:rsid="02644233"/>
    </style:style>
    <style:style style:name="T165" style:family="text">
      <style:text-properties officeooo:rsid="02644c12"/>
    </style:style>
    <style:style style:name="T166" style:family="text">
      <style:text-properties officeooo:rsid="02673c38"/>
    </style:style>
    <style:style style:name="T167" style:family="text">
      <style:text-properties officeooo:rsid="026a80b7"/>
    </style:style>
    <style:style style:name="T168" style:family="text">
      <style:text-properties officeooo:rsid="0270418f"/>
    </style:style>
    <style:style style:name="T169" style:family="text">
      <style:text-properties officeooo:rsid="0270e8f4"/>
    </style:style>
    <style:style style:name="T170" style:family="text">
      <style:text-properties officeooo:rsid="0271af40"/>
    </style:style>
    <style:style style:name="T171" style:family="text">
      <style:text-properties officeooo:rsid="0271c98c"/>
    </style:style>
    <style:style style:name="T172" style:family="text">
      <style:text-properties officeooo:rsid="02737967"/>
    </style:style>
    <style:style style:name="T173" style:family="text">
      <style:text-properties officeooo:rsid="0275dcec"/>
    </style:style>
    <style:style style:name="T174" style:family="text">
      <style:text-properties officeooo:rsid="027898ca"/>
    </style:style>
    <style:style style:name="T175" style:family="text">
      <style:text-properties officeooo:rsid="027934a6"/>
    </style:style>
    <style:style style:name="T176" style:family="text">
      <style:text-properties officeooo:rsid="028117cc"/>
    </style:style>
    <style:style style:name="T177" style:family="text">
      <style:text-properties officeooo:rsid="0282eaed"/>
    </style:style>
    <style:style style:name="T178" style:family="text">
      <style:text-properties officeooo:rsid="02850a87"/>
    </style:style>
    <style:style style:name="T179" style:family="text">
      <style:text-properties officeooo:rsid="028a8a22"/>
    </style:style>
    <style:style style:name="T180" style:family="text">
      <style:text-properties officeooo:rsid="028cc3af"/>
    </style:style>
    <style:style style:name="T181" style:family="text">
      <style:text-properties officeooo:rsid="028f5d17"/>
    </style:style>
    <style:style style:name="T182" style:family="text">
      <style:text-properties officeooo:rsid="0294542b"/>
    </style:style>
    <style:style style:name="T183" style:family="text">
      <style:text-properties officeooo:rsid="02955093"/>
    </style:style>
    <style:style style:name="T184" style:family="text">
      <style:text-properties officeooo:rsid="02977876"/>
    </style:style>
    <style:style style:name="T185" style:family="text">
      <style:text-properties officeooo:rsid="0298e0cd"/>
    </style:style>
    <style:style style:name="T186" style:family="text">
      <style:text-properties officeooo:rsid="029a6692"/>
    </style:style>
    <style:style style:name="T187" style:family="text">
      <style:text-properties officeooo:rsid="029c1030"/>
    </style:style>
    <style:style style:name="T188" style:family="text">
      <style:text-properties officeooo:rsid="02a14f25"/>
    </style:style>
    <style:style style:name="T189" style:family="text">
      <style:text-properties officeooo:rsid="02a4c837"/>
    </style:style>
    <style:style style:name="T190" style:family="text">
      <style:text-properties officeooo:rsid="02a5fc30"/>
    </style:style>
    <style:style style:name="T191" style:family="text">
      <style:text-properties officeooo:rsid="02a665cd"/>
    </style:style>
    <style:style style:name="T192" style:family="text">
      <style:text-properties officeooo:rsid="02aa3efd"/>
    </style:style>
    <style:style style:name="T193" style:family="text">
      <style:text-properties officeooo:rsid="02ab97ee"/>
    </style:style>
    <style:style style:name="T194" style:family="text">
      <style:text-properties officeooo:rsid="02abf91a"/>
    </style:style>
    <style:style style:name="T195" style:family="text">
      <style:text-properties officeooo:rsid="02ac5d25"/>
    </style:style>
    <style:style style:name="T196" style:family="text">
      <style:text-properties officeooo:rsid="02adf65e"/>
    </style:style>
    <style:style style:name="T197" style:family="text">
      <style:text-properties officeooo:rsid="02b909bc"/>
    </style:style>
    <style:style style:name="T198" style:family="text">
      <style:text-properties officeooo:rsid="02bae9f7"/>
    </style:style>
    <style:style style:name="T199" style:family="text">
      <style:text-properties officeooo:rsid="02be703b"/>
    </style:style>
    <style:style style:name="T200" style:family="text">
      <style:text-properties officeooo:rsid="02c04494"/>
    </style:style>
    <style:style style:name="T201" style:family="text">
      <style:text-properties officeooo:rsid="02c2d1a9"/>
    </style:style>
    <style:style style:name="T202" style:family="text">
      <style:text-properties officeooo:rsid="02c8b9f3"/>
    </style:style>
    <style:style style:name="T203" style:family="text">
      <style:text-properties officeooo:rsid="02caa207"/>
    </style:style>
    <style:style style:name="T204" style:family="text">
      <style:text-properties officeooo:rsid="02cf77df"/>
    </style:style>
    <style:style style:name="T205" style:family="text">
      <style:text-properties officeooo:rsid="02d78e5f"/>
    </style:style>
    <style:style style:name="T206" style:family="text">
      <style:text-properties officeooo:rsid="02d93c53"/>
    </style:style>
    <style:style style:name="T207" style:family="text">
      <style:text-properties officeooo:rsid="02ddb7ae"/>
    </style:style>
    <style:style style:name="T208" style:family="text">
      <style:text-properties officeooo:rsid="02de63fd"/>
    </style:style>
    <style:style style:name="T209" style:family="text">
      <style:text-properties officeooo:rsid="02e0ce90"/>
    </style:style>
    <style:style style:name="T210" style:family="text">
      <style:text-properties officeooo:rsid="02e61279"/>
    </style:style>
    <style:style style:name="T211" style:family="text">
      <style:text-properties officeooo:rsid="02e7468a"/>
    </style:style>
    <style:style style:name="T212" style:family="text">
      <style:text-properties officeooo:rsid="02eb42f6"/>
    </style:style>
    <style:style style:name="T213" style:family="text">
      <style:text-properties officeooo:rsid="02ecaae1"/>
    </style:style>
    <style:style style:name="T214" style:family="text">
      <style:text-properties officeooo:rsid="02f2f894"/>
    </style:style>
    <style:style style:name="T215" style:family="text">
      <style:text-properties officeooo:rsid="02f34da4"/>
    </style:style>
    <style:style style:name="T216" style:family="text">
      <style:text-properties officeooo:rsid="02f6159c"/>
    </style:style>
    <style:style style:name="T217" style:family="text">
      <style:text-properties officeooo:rsid="02f68ede"/>
    </style:style>
    <style:style style:name="T218" style:family="text">
      <style:text-properties officeooo:rsid="02f75cff"/>
    </style:style>
    <style:style style:name="T219" style:family="text">
      <style:text-properties officeooo:rsid="02f8daa4"/>
    </style:style>
    <style:style style:name="T220" style:family="text">
      <style:text-properties officeooo:rsid="02fc36b0"/>
    </style:style>
    <style:style style:name="T221" style:family="text">
      <style:text-properties officeooo:rsid="02fd2f44"/>
    </style:style>
    <style:style style:name="T222" style:family="text">
      <style:text-properties officeooo:rsid="02fedfb3"/>
    </style:style>
    <style:style style:name="T223" style:family="text">
      <style:text-properties officeooo:rsid="03009f4e"/>
    </style:style>
    <style:style style:name="T224" style:family="text">
      <style:text-properties officeooo:rsid="030c9f78"/>
    </style:style>
    <style:style style:name="T225" style:family="text">
      <style:text-properties officeooo:rsid="0310b600"/>
    </style:style>
    <style:style style:name="T226" style:family="text">
      <style:text-properties officeooo:rsid="0314d9fc"/>
    </style:style>
    <style:style style:name="T227" style:family="text">
      <style:text-properties officeooo:rsid="0315ff0a"/>
    </style:style>
    <style:style style:name="T228" style:family="text">
      <style:text-properties officeooo:rsid="0316265c"/>
    </style:style>
    <style:style style:name="T229" style:family="text">
      <style:text-properties officeooo:rsid="031d52a5"/>
    </style:style>
    <style:style style:name="T230" style:family="text">
      <style:text-properties officeooo:rsid="031e78d2"/>
    </style:style>
    <style:style style:name="T231" style:family="text">
      <style:text-properties officeooo:rsid="031e9ad0"/>
    </style:style>
    <style:style style:name="T232" style:family="text">
      <style:text-properties officeooo:rsid="0322f994"/>
    </style:style>
    <style:style style:name="T233" style:family="text">
      <style:text-properties officeooo:rsid="032a662f"/>
    </style:style>
    <style:style style:name="T234" style:family="text">
      <style:text-properties officeooo:rsid="032bfa8c"/>
    </style:style>
    <style:style style:name="T235" style:family="text">
      <style:text-properties officeooo:rsid="0330513c"/>
    </style:style>
    <style:style style:name="T236" style:family="text">
      <style:text-properties officeooo:rsid="0330fa3a"/>
    </style:style>
    <style:style style:name="T237" style:family="text">
      <style:text-properties officeooo:rsid="03318eb6"/>
    </style:style>
    <style:style style:name="T238" style:family="text">
      <style:text-properties officeooo:rsid="03335a2a"/>
    </style:style>
    <style:style style:name="T239" style:family="text">
      <style:text-properties officeooo:rsid="0333db0d"/>
    </style:style>
    <style:style style:name="T240" style:family="text">
      <style:text-properties officeooo:rsid="033488df"/>
    </style:style>
    <style:style style:name="T241" style:family="text">
      <style:text-properties officeooo:rsid="03368357"/>
    </style:style>
    <style:style style:name="T242" style:family="text">
      <style:text-properties officeooo:rsid="0338a220"/>
    </style:style>
    <style:style style:name="T243" style:family="text">
      <style:text-properties officeooo:rsid="0339017b"/>
    </style:style>
    <style:style style:name="T244" style:family="text">
      <style:text-properties officeooo:rsid="033d6b2c"/>
    </style:style>
    <style:style style:name="T245" style:family="text">
      <style:text-properties officeooo:rsid="033ecc39"/>
    </style:style>
    <style:style style:name="T246" style:family="text">
      <style:text-properties officeooo:rsid="033fb9a0"/>
    </style:style>
    <style:style style:name="T247" style:family="text">
      <style:text-properties officeooo:rsid="03418d2e"/>
    </style:style>
    <style:style style:name="T248" style:family="text">
      <style:text-properties officeooo:rsid="0345f66f"/>
    </style:style>
    <style:style style:name="T249" style:family="text">
      <style:text-properties officeooo:rsid="03494631"/>
    </style:style>
    <style:style style:name="T250" style:family="text">
      <style:text-properties officeooo:rsid="034ec878"/>
    </style:style>
    <style:style style:name="T251" style:family="text">
      <style:text-properties officeooo:rsid="03501ff7"/>
    </style:style>
    <style:style style:name="T252" style:family="text">
      <style:text-properties officeooo:rsid="0350cd99"/>
    </style:style>
    <style:style style:name="T253" style:family="text">
      <style:text-properties officeooo:rsid="0353a0bc"/>
    </style:style>
    <style:style style:name="T254" style:family="text">
      <style:text-properties officeooo:rsid="0353f8d8"/>
    </style:style>
    <style:style style:name="T255" style:family="text">
      <style:text-properties officeooo:rsid="035a090a"/>
    </style:style>
    <style:style style:name="T256" style:family="text">
      <style:text-properties officeooo:rsid="035c8a6c"/>
    </style:style>
    <style:style style:name="T257" style:family="text">
      <style:text-properties officeooo:rsid="035e645c"/>
    </style:style>
    <style:style style:name="T258" style:family="text">
      <style:text-properties officeooo:rsid="03631a19"/>
    </style:style>
    <style:style style:name="T259" style:family="text">
      <style:text-properties officeooo:rsid="03658c73"/>
    </style:style>
    <style:style style:name="T260" style:family="text">
      <style:text-properties officeooo:rsid="0366708e"/>
    </style:style>
    <style:style style:name="T261" style:family="text">
      <style:text-properties officeooo:rsid="03684d72"/>
    </style:style>
    <style:style style:name="T262" style:family="text">
      <style:text-properties officeooo:rsid="036a53da"/>
    </style:style>
    <style:style style:name="T263" style:family="text">
      <style:text-properties officeooo:rsid="036b1f15"/>
    </style:style>
    <style:style style:name="T264" style:family="text">
      <style:text-properties officeooo:rsid="036e878a"/>
    </style:style>
    <style:style style:name="T265" style:family="text">
      <style:text-properties officeooo:rsid="03748fcb"/>
    </style:style>
    <style:style style:name="T266" style:family="text">
      <style:text-properties officeooo:rsid="0374ee73"/>
    </style:style>
    <style:style style:name="T267" style:family="text">
      <style:text-properties officeooo:rsid="0376a81f"/>
    </style:style>
    <style:style style:name="T268" style:family="text">
      <style:text-properties officeooo:rsid="0376effd"/>
    </style:style>
    <style:style style:name="T269" style:family="text">
      <style:text-properties officeooo:rsid="037cb00e"/>
    </style:style>
    <style:style style:name="T270" style:family="text">
      <style:text-properties officeooo:rsid="0382fa71"/>
    </style:style>
    <style:style style:name="T271" style:family="text">
      <style:text-properties officeooo:rsid="0388949e"/>
    </style:style>
    <style:style style:name="T272" style:family="text">
      <style:text-properties officeooo:rsid="038bf67e"/>
    </style:style>
    <style:style style:name="T273" style:family="text">
      <style:text-properties officeooo:rsid="038dad3f"/>
    </style:style>
    <style:style style:name="T274" style:family="text">
      <style:text-properties officeooo:rsid="038ee55c"/>
    </style:style>
    <style:style style:name="T275" style:family="text">
      <style:text-properties officeooo:rsid="0391574d"/>
    </style:style>
    <style:style style:name="T276" style:family="text">
      <style:text-properties officeooo:rsid="0391ddb6"/>
    </style:style>
    <style:style style:name="T277" style:family="text">
      <style:text-properties officeooo:rsid="0396a84f"/>
    </style:style>
    <style:style style:name="T278" style:family="text">
      <style:text-properties officeooo:rsid="039843e9"/>
    </style:style>
    <style:style style:name="T279" style:family="text">
      <style:text-properties officeooo:rsid="03987f6a"/>
    </style:style>
    <style:style style:name="T280" style:family="text">
      <style:text-properties officeooo:rsid="0399d719"/>
    </style:style>
    <style:style style:name="T281" style:family="text">
      <style:text-properties officeooo:rsid="039c81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7">The Ruby Masterclass</text:p>
      <text:p text:style-name="P211"/>
      <text:p text:style-name="P234">Contents:</text:p>
      <text:p text:style-name="P211"/>
      <text:p text:style-name="P211">SECTION <text:span text:style-name="T89">1: Getting Started</text:span></text:p>
      <text:p text:style-name="P114"><text:span text:style-name="T134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3">2. Installation <text:span text:style-name="T1">of the latest version of Ruby </text:span>on <text:span text:style-name="T6">GNU/Linux, Windows and Android:</text:span></text:p>
      <text:p text:style-name="P113">- <text:span text:style-name="T2">Arch / Arch Based systems, Fedora / CentOS / OpenSUSE systems, Debian / Debian based systems.</text:span></text:p>
      <text:p text:style-name="P113">- <text:span text:style-name="T7">Installation of Ruby on Windows based systems – with Devkit.</text:span></text:p>
      <text:p text:style-name="P112">- <text:span text:style-name="T8">Running Ruby on Android with Termux.</text:span></text:p>
      <text:p text:style-name="P43"/>
      <text:p text:style-name="P233">SECTION 2: Introduction to Standard Output and Interactive Ruby (REPL)</text:p>
      <text:p text:style-name="P111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10">SECTION <text:span text:style-name="T89">3</text:span>: Intro to Open Source Atom Editor</text:p>
      <text:p text:style-name="P110"><text:span text:style-name="T14">1.</text:span> Customizing the editor.</text:p>
      <text:p text:style-name="P110"><text:span text:style-name="T14">2.</text:span> Installing atom runner.</text:p>
      <text:p text:style-name="P110"><text:span text:style-name="T14">3.</text:span> <text:span text:style-name="T11">Using Atom runner and atom for convenience.</text:span></text:p>
      <text:p text:style-name="P1"/>
      <text:p text:style-name="P209">SECTION <text:span text:style-name="T89">4</text:span>: Familiarize Yourself with Ruby</text:p>
      <text:p text:style-name="P109">1. Intro to numbers</text:p>
      <text:p text:style-name="P40"><text:span text:style-name="T214">2</text:span>. Intr<text:span text:style-name="T9">o</text:span> to variables:</text:p>
      <text:p text:style-name="P155"><text:s text:c="4"/>- Intro to = and ||= assignment operator<text:span text:style-name="T16">s.</text:span></text:p>
      <text:p text:style-name="P40"><text:s text:c="4"/>- <text:span text:style-name="T83">local variables</text:span></text:p>
      <text:p text:style-name="P41"><text:s text:c="4"/>- <text:span text:style-name="T83">global variables.</text:span></text:p>
      <text:p text:style-name="P41"><text:span text:style-name="T214">3</text:span>. Intro to constants.</text:p>
      <text:p text:style-name="P144"><text:span text:style-name="T214">4</text:span>. Intro to object methods:</text:p>
      <text:p text:style-name="P144"><text:s text:c="4"/>- <text:s/><text:span text:style-name="T203">the `methods` method.</text:span></text:p>
      <text:p text:style-name="P144"><text:s text:c="4"/>- <text:s/><text:span text:style-name="T203">the `class` method.</text:span></text:p>
      <text:p text:style-name="P144"><text:s text:c="4"/>- <text:span text:style-name="T203">Intro to method chaining.</text:span></text:p>
      <text:p text:style-name="P144"><text:s text:c="4"/>- <text:span text:style-name="T204">Intro to syntactical sugar / syntactic shorthand.</text:span></text:p>
      <text:p text:style-name="P108"><text:span text:style-name="T214">5</text:span>. Intro to <text:span text:style-name="T202">c</text:span>omments:</text:p>
      <text:p text:style-name="P108"><text:s text:c="4"/>- Intro to <text:span text:style-name="T203">single </text:span>line comments.</text:p>
      <text:p text:style-name="P108"><text:s text:c="4"/>- <text:span text:style-name="T203">Intro to multi-line comments.</text:span></text:p>
      <text:p text:style-name="P30"><text:span text:style-name="T214">6.</text:span> <text:span text:style-name="T215">A brief i</text:span>ntro to String objects.</text:p>
      <text:p text:style-name="P30"><text:soft-page-break/><text:span text:style-name="T214">7</text:span>. Intro to the gets method.</text:p>
      <text:p text:style-name="P140"><text:span text:style-name="T214">8.</text:span> Intro to the tap method on objects.</text:p>
      <text:p text:style-name="P140"><text:span text:style-name="T214">9,</text:span> Intro to the then method on objects.</text:p>
      <text:p text:style-name="P30">1<text:span text:style-name="T214">0</text:span>. Quiz.</text:p>
      <text:p text:style-name="P30"/>
      <text:p text:style-name="P208">SECTION <text:span text:style-name="T89">5</text:span>: <text:span text:style-name="T15">Basic Arithmetic I</text:span></text:p>
      <text:p text:style-name="P107">1. Intro to Integer class <text:span text:style-name="T20">and Float class</text:span>.</text:p>
      <text:p text:style-name="P106">2. +, -, *, /, %, ** and other methods of Integer class.</text:p>
      <text:p text:style-name="P105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99">4. `odd?`, `even?` methods.</text:p>
      <text:p text:style-name="P104"><text:span text:style-name="T22">5</text:span>. <text:span text:style-name="T19">Integer / Float to String, String to Integer / Float conversion.</text:span></text:p>
      <text:p text:style-name="P103">6. More methods on <text:span text:style-name="T23">Float class: truncate, to_i, round, next_float, ceil, floor, zero?</text:span></text:p>
      <text:p text:style-name="P101">7. The nil? method on objects.</text:p>
      <text:p text:style-name="P122">8. The object_id methods on objects.</text:p>
      <text:p text:style-name="P102"><text:span text:style-name="T173">9</text:span>. The is_a?, <text:span text:style-name="T196">kind_of and === m</text:span>ethod<text:span text:style-name="T196">s</text:span>.</text:p>
      <text:p text:style-name="P139"><text:span text:style-name="T173">10</text:span>. The Spaceship <text:span text:style-name="T167">o</text:span>perator (&lt;=&gt;).</text:p>
      <text:p text:style-name="P127">1<text:span text:style-name="T195">1</text:span>. Intro to syntactical sugars / syntactic shorthand.</text:p>
      <text:p text:style-name="P152">1<text:span text:style-name="T213">2</text:span>. Binary, Octal, Hexadecimal <text:span text:style-name="T212">literals</text:span>.</text:p>
      <text:p text:style-name="P101"><text:span text:style-name="T173">13</text:span>. Quiz: <text:span text:style-name="T198">Celsius to Fahrenheit converter.</text:span></text:p>
      <text:p text:style-name="P152"/>
      <text:p text:style-name="P100"/>
      <text:p text:style-name="P207">SECTION <text:span text:style-name="T89">6</text:span>: <text:span text:style-name="T248">Boolean</text:span></text:p>
      <text:p text:style-name="P145">[We will be using String and Integer / Float class for demonstration.]</text:p>
      <text:p text:style-name="P146">1. The true, false, and nil objects.</text:p>
      <text:p text:style-name="P99"><text:span text:style-name="T205">2</text:span>. Equality Operator (==) <text:span text:style-name="T206">and Inequality Operator (!=)</text:span></text:p>
      <text:p text:style-name="P147"><text:span text:style-name="T206">3</text:span>. <text:span text:style-name="T24">Greater Than Operator (&gt;)</text:span></text:p>
      <text:p text:style-name="P98"><text:span text:style-name="T206">4</text:span>. Lesser <text:span text:style-name="T25">T</text:span>han <text:span text:style-name="T25">Operator </text:span>(&lt;)</text:p>
      <text:p text:style-name="P98"><text:span text:style-name="T206">5</text:span>. Greater <text:span text:style-name="T25">T</text:span>han Equal (&gt;=)</text:p>
      <text:p text:style-name="P98"><text:span text:style-name="T206">6</text:span>. Lesser <text:span text:style-name="T25">T</text:span>han Equal (&lt;=)</text:p>
      <text:p text:style-name="P151">7. <text:span text:style-name="T207">Truthiness and falsiness,</text:span> not and ! <text:span text:style-name="T208">Operators.</text:span></text:p>
      <text:p text:style-name="P150">8. The Exclusive Or <text:span text:style-name="T210">method.</text:span></text:p>
      <text:p text:style-name="P149"><text:span text:style-name="T211">9</text:span>. <text:span text:style-name="T32">The respond_to? Method.</text:span></text:p>
      <text:p text:style-name="P37"><text:span text:style-name="T211">10.</text:span> Quiz: <text:span text:style-name="T209">Guess the outputs!</text:span></text:p>
      <text:p text:style-name="P42"/>
      <text:p text:style-name="P206">SECTION <text:span text:style-name="T89">7: Strings I</text:span></text:p>
      <text:p text:style-name="P164"><text:span text:style-name="T26">1. </text:span>Creating strings: ‘’, “”, %<text:span text:style-name="T27">q(), %Q(), %// syntax.</text:span></text:p>
      <text:p text:style-name="P165"><text:span text:style-name="T225">2</text:span>. String interpolation.</text:p>
      <text:p text:style-name="P97"><text:span text:style-name="T225">3</text:span>. Escape Characters.</text:p>
      <text:p text:style-name="P171">4. The * method.</text:p>
      <text:p text:style-name="P97"><text:span text:style-name="T233">5</text:span>. Using the ==, ===, eql? Methods</text:p>
      <text:p text:style-name="P97"><text:span text:style-name="T233">6</text:span>. <text:span text:style-name="T27">length, size, count methods.</text:span></text:p>
      <text:p text:style-name="P96"><text:span text:style-name="T233">7</text:span>. Using the upcase, downcase, <text:span text:style-name="T28">capitalize and swapcase methods.</text:span></text:p>
      <text:p text:style-name="P123"><text:span text:style-name="T233">8. </text:span>The reverse method on a string object.</text:p>
      <text:p text:style-name="P124"><text:span text:style-name="T233">9</text:span>. String concatenation:</text:p>
      <text:p text:style-name="P124"><text:s/>- + and += Operators.</text:p>
      <text:p text:style-name="P124"><text:s/>- concat method.</text:p>
      <text:p text:style-name="P124">- Shovel operator (&lt;&lt;).</text:p>
      <text:p text:style-name="P124"><text:soft-page-break/><text:s/>- <text:span text:style-name="T174">Efficient practices.</text:span></text:p>
      <text:p text:style-name="P95"><text:span text:style-name="T233">10</text:span>. The empty? Method on a string object.</text:p>
      <text:p text:style-name="P161"><text:span text:style-name="T175">11</text:span>. Extract character(s) from string using Bracket Syntax [].</text:p>
      <text:p text:style-name="P162">1<text:span text:style-name="T233">2.</text:span> Intro to mutation of string objects.</text:p>
      <text:p text:style-name="P148">1<text:span text:style-name="T233">3</text:span>. The clear and replace methods.</text:p>
      <text:p text:style-name="P94"><text:span text:style-name="T31">14</text:span>. The slice method with various arguments.</text:p>
      <text:p text:style-name="P125"><text:span text:style-name="T30">15.</text:span> <text:span text:style-name="T29">Introduction to bang methods on string.</text:span></text:p>
      <text:p text:style-name="P126">1<text:span text:style-name="T233">6</text:span>. Intro to chomp, chop, strip, lstrip, rstrip <text:span text:style-name="T230">and their complementary bang </text:span>methods.</text:p>
      <text:p text:style-name="P131">1<text:span text:style-name="T233">7</text:span>. Intro to index, rindex methods.</text:p>
      <text:p text:style-name="P131">1<text:span text:style-name="T233">8</text:span>. Intro to squeeze, squeeze! <text:span text:style-name="T187">M</text:span>ethods.</text:p>
      <text:p text:style-name="P173">19. The include? method.</text:p>
      <text:p text:style-name="P163"><text:span text:style-name="T235">20</text:span>. Quiz: <text:span text:style-name="T226">Palindrome in least SLOC.</text:span></text:p>
      <text:p text:style-name="P163"/>
      <text:p text:style-name="P205">SECTION <text:span text:style-name="T89">8</text:span>: Methods <text:span text:style-name="T33">I</text:span></text:p>
      <text:p text:style-name="P27">1. Introduction to the def keyword.</text:p>
      <text:p text:style-name="P27">2. Introduction to the complementary define_method keyword.</text:p>
      <text:p text:style-name="P27">3. <text:span text:style-name="T234">Default Return values.</text:span></text:p>
      <text:p text:style-name="P93">4. Parameters and <text:span text:style-name="T223">a</text:span>rguments.</text:p>
      <text:p text:style-name="P37"><text:span text:style-name="T234">5</text:span>. More on <text:span text:style-name="T223">r</text:span>eturning <text:span text:style-name="T223">b</text:span>ooleans.</text:p>
      <text:p text:style-name="P159"><text:span text:style-name="T234">6</text:span>. Calling a method from another method.</text:p>
      <text:p text:style-name="P172">7. Challenge: Adding binary numbers in method!</text:p>
      <text:p text:style-name="P160"><text:span text:style-name="T234">8</text:span>. <text:span text:style-name="T224">Challenge</text:span>: <text:span text:style-name="T136">Creating our custom include? Method.</text:span></text:p>
      <text:p text:style-name="P37"/>
      <text:p text:style-name="P204">SECTION <text:span text:style-name="T35">9: </text:span>Conditions<text:span text:style-name="T241">, Eager Operators and Short-Circuit Operators</text:span></text:p>
      <text:p text:style-name="P37">1. The if keyword <text:span text:style-name="T36">with and without then keyword.</text:span></text:p>
      <text:p text:style-name="P92">2. Intro to <text:span text:style-name="T240">statement</text:span> modifiers.</text:p>
      <text:p text:style-name="P37"><text:span text:style-name="T38">3</text:span>. <text:span text:style-name="T158">Reviewing t</text:span>ruthiness and falsiness.</text:p>
      <text:p text:style-name="P37"><text:span text:style-name="T38">4</text:span>. <text:span text:style-name="T159">Intro to</text:span> if, <text:span text:style-name="T159">elsif, and nested if conditions.</text:span></text:p>
      <text:p text:style-name="P37"><text:span text:style-name="T38">5</text:span>. The <text:span text:style-name="T36">unless keyword.</text:span></text:p>
      <text:p text:style-name="P37"><text:span text:style-name="T38">6</text:span>. The &amp;&amp;, &amp;, and <text:span text:style-name="T34">Operators</text:span>.</text:p>
      <text:p text:style-name="P37"><text:span text:style-name="T38">7</text:span>. The ||, |, or <text:span text:style-name="T34">Operators</text:span>.</text:p>
      <text:p text:style-name="P37"><text:span text:style-name="T38">8</text:span>. Parentheses and Precedence.</text:p>
      <text:p text:style-name="P37"><text:span text:style-name="T218">9</text:span>. <text:span text:style-name="T33">The ternary operator.</text:span></text:p>
      <text:p text:style-name="P175">1<text:span text:style-name="T244">0</text:span>. <text:span text:style-name="T220">The </text:span>case statement<text:span text:style-name="T243"> and intro to basic Range objects.</text:span></text:p>
      <text:p text:style-name="P176">1<text:span text:style-name="T245">1</text:span>. The case subsumption operator (===).</text:p>
      <text:p text:style-name="P39"><text:span text:style-name="T219">12.</text:span> <text:span text:style-name="T217">Challenge</text:span>: <text:span text:style-name="T216">Grade Calculator in least SLOC.</text:span></text:p>
      <text:p text:style-name="P38"/>
      <text:p text:style-name="P203"><text:span text:style-name="T144">SECTION 10</text:span>: Loops and Iterations - <text:span text:style-name="T66">I</text:span></text:p>
      <text:p text:style-name="P91">1. Introduction to time<text:span text:style-name="T160">s </text:span>loop.</text:p>
      <text:p text:style-name="P91">2. Introduction to while loop.</text:p>
      <text:p text:style-name="P174">3. Introduction to until loop.</text:p>
      <text:p text:style-name="P91"><text:span text:style-name="T242">4</text:span>. <text:span text:style-name="T247">Challenge: Creating a multiplication table in least SLOC.</text:span></text:p>
      <text:p text:style-name="P37"/>
      <text:p text:style-name="P202">SECTION <text:span text:style-name="T89">11</text:span>: <text:span text:style-name="T37">Challenge FizzBuzz in the least lines of code.</text:span></text:p>
      <text:p text:style-name="P90"/>
      <text:p text:style-name="P201">SECTION <text:span text:style-name="T89">12</text:span>: <text:span text:style-name="T39">Range Objects in Detail</text:span></text:p>
      <text:p text:style-name="P89">1. Intro to Range objects<text:span text:style-name="T249">:</text:span></text:p>
      <text:p text:style-name="P89"><text:soft-page-break/><text:span text:style-name="T249"><text:s/>- </text:span>Alphabetical Ranges.</text:p>
      <text:p text:style-name="P89"><text:span text:style-name="T249"><text:s/>-</text:span> Numerical Ranges.</text:p>
      <text:p text:style-name="P70"><text:span text:style-name="T249"><text:s/>-</text:span> to_a method.</text:p>
      <text:p text:style-name="P179"><text:span text:style-name="T253"><text:s/></text:span>- last and end methods.</text:p>
      <text:p text:style-name="P180">2. The size, count methods.</text:p>
      <text:p text:style-name="P89"><text:span text:style-name="T251">3</text:span>. min, max, minmax methods.</text:p>
      <text:p text:style-name="P89"><text:span text:style-name="T251">4</text:span>. min_by, max_by, minmax_by methods.</text:p>
      <text:p text:style-name="P88"><text:span text:style-name="T251">5</text:span>. The include? method.</text:p>
      <text:p text:style-name="P88"><text:span text:style-name="T251">6</text:span>. The cover? <text:span text:style-name="T236">m</text:span>ethod.</text:p>
      <text:p text:style-name="P71"><text:span text:style-name="T251">7</text:span>. The Kernel.rand / <text:span text:style-name="T54">rand method.</text:span></text:p>
      <text:p text:style-name="P177"><text:span text:style-name="T251">8</text:span>. The exclude_end? <text:span text:style-name="T168">m</text:span>ethod.</text:p>
      <text:p text:style-name="P178"><text:span text:style-name="T251">9</text:span>. The <text:span text:style-name="T252">each, </text:span>map, collect, <text:span text:style-name="T250">reduce, inject </text:span>methods.</text:p>
      <text:p text:style-name="P153"><text:span text:style-name="T53">10</text:span>. <text:span text:style-name="T40">Quiz: Converting a Range of Hexadecimal numbers to decimal. (1 line).</text:span></text:p>
      <text:p text:style-name="P154">1<text:span text:style-name="T251">1. The partition and group_by methods.</text:span></text:p>
      <text:p text:style-name="P27"/>
      <text:p text:style-name="P198">SECTION <text:span text:style-name="T89">13</text:span>: Accessing ruby-doc.org, <text:span text:style-name="T49">apidock.com for online documentation.</text:span></text:p>
      <text:p text:style-name="P199"><text:s/><text:tab/><text:tab/>Using ri for <text:span text:style-name="T161">accessing </text:span>offline documentation on Linux, Termux, and Windows.</text:p>
      <text:p text:style-name="P75"/>
      <text:p text:style-name="P200">SECTION <text:span text:style-name="T89">14</text:span>: Accessing Ruby <text:span text:style-name="T185">Interpreters</text:span> <text:span text:style-name="T185">O</text:span>nline.</text:p>
      <text:p text:style-name="P200"/>
      <text:p text:style-name="P197">SECTION <text:span text:style-name="T89">15</text:span>: Array I</text:p>
      <text:p text:style-name="P36">1. Intro to Arrays</text:p>
      <text:p text:style-name="P87">2. Creating Array with Bracket Syntax.</text:p>
      <text:p text:style-name="P87">3. Creating an Array with Array.new</text:p>
      <text:p text:style-name="P87">4. Using %w() <text:span text:style-name="T181">or </text:span>%<text:span text:style-name="T254">W{ } syntax.</text:span></text:p>
      <text:p text:style-name="P81">5. The size, length, and count methods.</text:p>
      <text:p text:style-name="P85"><text:span text:style-name="T48">6</text:span>. Accessing Array Items <text:span text:style-name="T45">with Bracket Syntax.</text:span></text:p>
      <text:p text:style-name="P82"><text:span text:style-name="T255">7</text:span>. Using the slice method.</text:p>
      <text:p text:style-name="P129"><text:span text:style-name="T255">8. </text:span>The index<text:span text:style-name="T256">, and rindex</text:span> method<text:span text:style-name="T256">s</text:span>.</text:p>
      <text:p text:style-name="P130"><text:span text:style-name="T255">9</text:span>. Finding array elements with the find, and select methods.</text:p>
      <text:p text:style-name="P86"><text:span text:style-name="T255">10</text:span>. the sort method.</text:p>
      <text:p text:style-name="P68"><text:span text:style-name="T183">11</text:span>. The reverse method.</text:p>
      <text:p text:style-name="P85"><text:span text:style-name="T183">12</text:span>. The push, append, <text:span text:style-name="T52">concat, +=</text:span> <text:span text:style-name="T44">and the Shovel Operator (&lt;&lt;).</text:span></text:p>
      <text:p text:style-name="P85"><text:span text:style-name="T151">13</text:span>. The pop, delete, delete_at methods.</text:p>
      <text:p text:style-name="P84"><text:span text:style-name="T48">14.</text:span> shift and unshift Methods.</text:p>
      <text:p text:style-name="P83"><text:span text:style-name="T48">15.</text:span> <text:span text:style-name="T41">Accessing array elements with fetch and at methods.</text:span></text:p>
      <text:p text:style-name="P81"><text:span text:style-name="T48">16</text:span>. <text:span text:style-name="T42">Overwrite values with the bracket syntax.</text:span></text:p>
      <text:p text:style-name="P80">1<text:span text:style-name="T183">7</text:span>. <text:span text:style-name="T43">The first, and last methods.</text:span></text:p>
      <text:p text:style-name="P79">1<text:span text:style-name="T183">8</text:span>. <text:span text:style-name="T46">Equality and Inequality Operators.</text:span></text:p>
      <text:p text:style-name="P78">1<text:span text:style-name="T183">9</text:span>. The Spaceship <text:span text:style-name="T47">(&lt;=&gt;) </text:span>operator.</text:p>
      <text:p text:style-name="P182"><text:span text:style-name="T183">20</text:span>. sort method with &lt;=&gt; operator<text:span text:style-name="T51">s.</text:span></text:p>
      <text:p text:style-name="P181">21. The while<text:span text:style-name="T262">, until, times loop.</text:span></text:p>
      <text:p text:style-name="P77"><text:span text:style-name="T183">22</text:span>. <text:span text:style-name="T257">Challenge: Creating a select method.</text:span></text:p>
      <text:p text:style-name="P27"/>
      <text:p text:style-name="P76"><text:span text:style-name="T128">SECTION </text:span><text:span text:style-name="T129">16</text:span><text:span text:style-name="T128">: </text:span><text:span text:style-name="T130">Array II</text:span><text:line-break/><text:span text:style-name="T50">1. The uniq and uniq! methods.</text:span></text:p>
      <text:p text:style-name="P181">2. The each and for loops.</text:p>
      <text:p text:style-name="P184"><text:soft-page-break/>3. <text:span text:style-name="T258">The sum method.</text:span></text:p>
      <text:p text:style-name="P185"><text:span text:style-name="T263">4</text:span>. The map / collect, map! / collect! method for one liners!</text:p>
      <text:p text:style-name="P74"><text:span text:style-name="T263">5</text:span> <text:span text:style-name="T260">.The inject / reduce methods.</text:span></text:p>
      <text:p text:style-name="P73"><text:span text:style-name="T263">6</text:span>. <text:span text:style-name="T53">The clone and dup methods.</text:span></text:p>
      <text:p text:style-name="P69"><text:span text:style-name="T263">7</text:span>. The flat<text:span text:style-name="T261">ten </text:span>method.</text:p>
      <text:p text:style-name="P69"><text:span text:style-name="T263">8</text:span>. The clear method.</text:p>
      <text:p text:style-name="P69"><text:span text:style-name="T263">9</text:span>. The permutation and combination methods.</text:p>
      <text:p text:style-name="P68"><text:span text:style-name="T263">10</text:span>. The <text:span text:style-name="T182">select!, </text:span>reject, reject!, <text:span text:style-name="T56">drop, drop_while</text:span> Methods<text:span text:style-name="T259">.</text:span></text:p>
      <text:p text:style-name="P71"><text:span text:style-name="T263">11</text:span>. the find, <text:span text:style-name="T55">any?, all? Methods.</text:span></text:p>
      <text:p text:style-name="P72"><text:span text:style-name="T258">12</text:span>. Quiz: <text:span text:style-name="T96">Make our custom find_all_index method and intro to</text:span></text:p>
      <text:p text:style-name="P187"><text:s text:c="8"/>each_with_index, map.with_index methods.</text:p>
      <text:p text:style-name="P68"><text:span text:style-name="T263">13</text:span>. The shuffle, <text:span text:style-name="T57">shuffle!</text:span> Method<text:span text:style-name="T57">s.</text:span></text:p>
      <text:p text:style-name="P68"><text:span text:style-name="T258">14</text:span>. The sample method.</text:p>
      <text:p text:style-name="P71">1<text:span text:style-name="T263">5</text:span>. The rotate method.</text:p>
      <text:p text:style-name="P71">1<text:span text:style-name="T263">6</text:span>. The empty? Method.</text:p>
      <text:p text:style-name="P71">1<text:span text:style-name="T263">7</text:span>. The cycle method.</text:p>
      <text:p text:style-name="P71">1<text:span text:style-name="T263">8</text:span>. The each_with_object method</text:p>
      <text:p text:style-name="P71">1<text:span text:style-name="T263">9</text:span>. The compact, and compact! Methods.</text:p>
      <text:p text:style-name="P183"><text:span text:style-name="T263">20</text:span>. Quiz: <text:span text:style-name="T97">Make our custom compact! Method.</text:span></text:p>
      <text:p text:style-name="P69"/>
      <text:p text:style-name="P196">SECTION <text:span text:style-name="T89">17</text:span>: Array III</text:p>
      <text:p text:style-name="P68"><text:span text:style-name="T263">1</text:span>. The <text:span text:style-name="T57">take method.</text:span></text:p>
      <text:p text:style-name="P67"><text:span text:style-name="T263">2</text:span>. The freeze method.</text:p>
      <text:p text:style-name="P67"><text:span text:style-name="T263">3</text:span>. Nested arrays and transpose method.</text:p>
      <text:p text:style-name="P141"><text:span text:style-name="T263">4</text:span>. Array Union<text:span text:style-name="T265">, Intersection and difference.</text:span></text:p>
      <text:p text:style-name="P67"><text:span text:style-name="T263">5</text:span>. Quiz: <text:span text:style-name="T98">Create our custom transpose method.</text:span></text:p>
      <text:p text:style-name="P66"><text:span text:style-name="T263">6</text:span>. Unpacking one and multidimensional arrays.</text:p>
      <text:p text:style-name="P66"><text:span text:style-name="T263">7</text:span>. <text:span text:style-name="T199">T</text:span>he partition method.</text:p>
      <text:p text:style-name="P142"><text:span text:style-name="T263">8</text:span>. The group_by method.</text:p>
      <text:p text:style-name="P186"><text:span text:style-name="T264">9</text:span>. Challenge: Creating a Fibonacci sequence in one line.</text:p>
      <text:p text:style-name="P142"/>
      <text:p text:style-name="P65"><text:span text:style-name="T128">SECTION </text:span><text:span text:style-name="T129">18: Symbol</text:span><text:span text:style-name="T89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28">SECTION </text:span><text:span text:style-name="T129">19</text:span><text:span text:style-name="T128">: Hash</text:span><text:line-break/>1. Intro to Hash Objects.</text:p>
      <text:p text:style-name="P64">2. Adding Key and Value pairs with Bracket Syntax<text:span text:style-name="T266">.</text:span></text:p>
      <text:p text:style-name="P64"><text:span text:style-name="T58">3</text:span>. The fetch method on a Hash.</text:p>
      <text:p text:style-name="P64"><text:span text:style-name="T58">4</text:span>. The store method.</text:p>
      <text:p text:style-name="P8">5. The merge <text:span text:style-name="T172">and merge!</text:span> method<text:span text:style-name="T171">s</text:span>.</text:p>
      <text:p text:style-name="P64"><text:span text:style-name="T60">6</text:span>. <text:span text:style-name="T58">The clear method.</text:span></text:p>
      <text:p text:style-name="P10"><text:span text:style-name="T60">7</text:span>. The length and empty? methods</text:p>
      <text:p text:style-name="P10"><text:span text:style-name="T60">8</text:span>. The keys and values methods.</text:p>
      <text:p text:style-name="P10"><text:span text:style-name="T60">9</text:span>. The each method for iteration.</text:p>
      <text:p text:style-name="P10"><text:soft-page-break/><text:span text:style-name="T60">10</text:span>. The flatten method, <text:span text:style-name="T59">and conversion of Hash to Array and vice versa.</text:span></text:p>
      <text:p text:style-name="P63"><text:span text:style-name="T60">11</text:span>. Quiz.</text:p>
      <text:p text:style-name="P63"><text:span text:style-name="T60">12</text:span>. The sort and sort_by methods.</text:p>
      <text:p text:style-name="P240">13. Default values.</text:p>
      <text:p text:style-name="P63">1<text:span text:style-name="T281">4</text:span>. <text:span text:style-name="T60">The default_proc method on a Hash.</text:span></text:p>
      <text:p text:style-name="P8">1<text:span text:style-name="T281">5</text:span>. The select and reject method on a Hash.</text:p>
      <text:p text:style-name="P8"/>
      <text:p text:style-name="P195">SECTION <text:span text:style-name="T89">20:</text:span> Count the occurrence of words in a<text:span text:style-name="T194">n Array</text:span> <text:span text:style-name="T194">and return a Hash (Enumerable#tally) </text:span>with as fewer lines of code as possible.</text:p>
      <text:p text:style-name="P10"/>
      <text:p text:style-name="P194">SECTION <text:span text:style-name="T89">21: Methods II</text:span></text:p>
      <text:p text:style-name="P62">1. <text:span text:style-name="T279">Reviewing </text:span>Splat <text:span text:style-name="T279">a</text:span>rguments</text:p>
      <text:p text:style-name="P8"><text:span text:style-name="T61">2</text:span>. Intro to Blocks.</text:p>
      <text:p text:style-name="P8"><text:span text:style-name="T61">3</text:span>. The yield keyword.</text:p>
      <text:p text:style-name="P9">4, Additional arguments in a method with a block.</text:p>
      <text:p text:style-name="P8"><text:span text:style-name="T99">5</text:span>. Calling blocks with .call(), [], .[](), .===(), and .() methods, <text:span text:style-name="T62">and &amp;:method syntax in detail.</text:span></text:p>
      <text:p text:style-name="P8"><text:span text:style-name="T99">6</text:span>. The block_given? <text:span text:style-name="T200">m</text:span>ethod.</text:p>
      <text:p text:style-name="P33"><text:span text:style-name="T99">7</text:span>. { } vs. do end block.</text:p>
      <text:p text:style-name="P35">8. aliasing methods<text:span text:style-name="T280">.</text:span></text:p>
      <text:p text:style-name="P143">9. The method() method:</text:p>
      <text:p text:style-name="P143"><text:s text:c="4"/>- calling methods with .call method.</text:p>
      <text:p text:style-name="P143"><text:s text:c="4"/>- <text:span text:style-name="T280">The method#</text:span></text:p>
      <text:p text:style-name="P143"><text:s text:c="4"/>- Using the arity method.</text:p>
      <text:p text:style-name="P143">10. Using the instance_method method </text:p>
      <text:p text:style-name="P143"/>
      <text:p text:style-name="P195">SECTION: <text:span text:style-name="T89">22</text:span>: Procs and Lambdas</text:p>
      <text:p text:style-name="P8">1. Intro to Procs.</text:p>
      <text:p text:style-name="P33">2. <text:span text:style-name="T63">Quiz: Currency Converter.</text:span></text:p>
      <text:p text:style-name="P32">3. Intro to lambdas.</text:p>
      <text:p text:style-name="P32">4. Lambda vs. Proc.</text:p>
      <text:p text:style-name="P143">5. <text:span text:style-name="T201">The arity method.</text:span></text:p>
      <text:p text:style-name="P32"/>
      <text:p text:style-name="P193">SECTION <text:span text:style-name="T89">23</text:span>: <text:span text:style-name="T89">Loops and </text:span>Iterations <text:span text:style-name="T89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85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93">Revising Enumerator#</text:span>map / <text:span text:style-name="T275">Enumerator#collect for one-liners.</text:span></text:p>
      <text:p text:style-name="P59">1<text:span text:style-name="T92">2</text:span>. Quiz: <text:span text:style-name="T86">Creating our own modified map + inject iterator</text:span>.</text:p>
      <text:p text:style-name="P32"/>
      <text:p text:style-name="P11"><text:soft-page-break/><text:span text:style-name="T128">SECTION </text:span><text:span text:style-name="T129">24</text:span><text:span text:style-name="T128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64">The monday?, tuesday?, wednesday?, etc. methods.</text:span></text:p>
      <text:p text:style-name="P11">6. <text:span text:style-name="T65">The String Parse Time, Time gem, and its methods.</text:span></text:p>
      <text:p text:style-name="P156">7. Using the Date gem.</text:p>
      <text:p text:style-name="P157">8. Challe<text:span text:style-name="T222">n</text:span>ge <text:span text:style-name="T221">1</text:span>: <text:span text:style-name="T221">Time converter.</text:span></text:p>
      <text:p text:style-name="P158">9. <text:span text:style-name="T276">Quiz.</text:span></text:p>
      <text:p text:style-name="P11"/>
      <text:p text:style-name="P212">SECTION <text:span text:style-name="T89">25</text:span>: <text:span text:style-name="T67">Introduction to File IO</text:span></text:p>
      <text:p text:style-name="P58">1. Introduction to <text:s/><text:span text:style-name="T67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89"><text:s/>- Using the write method from File class.</text:p>
      <text:p text:style-name="P19">3. <text:span text:style-name="T151">R</text:span>eading Linux’s <text:span text:style-name="T68">/dev/urandom for a custom random generator.</text:span></text:p>
      <text:p text:style-name="P188"><text:span text:style-name="T151">4</text:span>. Using the zero? method from File class.</text:p>
      <text:p text:style-name="P188"><text:span text:style-name="T151">5</text:span>. Using the exists? method from File class.</text:p>
      <text:p text:style-name="P19"><text:span text:style-name="T71">6</text:span><text:span text:style-name="T68">. Using readable? , </text:span><text:span text:style-name="T73">writable</text:span><text:span text:style-name="T69">?, </text:span><text:span text:style-name="T73">executable</text:span><text:span text:style-name="T69">? m</text:span><text:span text:style-name="T68">ethod</text:span><text:span text:style-name="T74">s</text:span><text:span text:style-name="T68"> from File class.</text:span></text:p>
      <text:p text:style-name="P19"><text:span text:style-name="T71">7</text:span><text:span text:style-name="T68">. Intro to blockdev?, chardev?, </text:span><text:span text:style-name="T69">symlink? </text:span><text:span text:style-name="T72">m</text:span><text:span text:style-name="T69">ethods.</text:span></text:p>
      <text:p text:style-name="P190"><text:span text:style-name="T151">8</text:span>. Loading gems into Ruby:</text:p>
      <text:p text:style-name="P190"><text:s text:c="4"/>- The load method.</text:p>
      <text:p text:style-name="P190"><text:s text:c="4"/>- The require_relative method.</text:p>
      <text:p text:style-name="P190"><text:s text:c="4"/>- The require method.</text:p>
      <text:p text:style-name="P57"><text:span text:style-name="T68"><text:s text:c="4"/>- The Kernel</text:span><text:span text:style-name="T70">#</text:span><text:span text:style-name="T68">require method.</text:span></text:p>
      <text:p text:style-name="P191"><text:span text:style-name="T151">9</text:span>. Introduction to <text:span text:style-name="T162">the </text:span>standard library.</text:p>
      <text:p text:style-name="P192"><text:span text:style-name="T151">10</text:span>. Using the prime gem from <text:span text:style-name="T162">the </text:span>standard library.</text:p>
      <text:p text:style-name="P192">1<text:span text:style-name="T189">1</text:span>. Quiz: Creating an Eratosthenes Generator!</text:p>
      <text:p text:style-name="P191"><text:span text:style-name="T148">12.</text:span> The gem command.</text:p>
      <text:p text:style-name="P191">1<text:span text:style-name="T189">3</text:span>. <text:span text:style-name="T95">Intro to </text:span>www.rubygems.org</text:p>
      <text:p text:style-name="P11"/>
      <text:p text:style-name="P235">SECTION <text:span text:style-name="T90">26</text:span>: String II: <text:span text:style-name="T75">Regular Expressions (Regexp)</text:span></text:p>
      <text:p text:style-name="P31">1. The include? method<text:span text:style-name="T237">.</text:span></text:p>
      <text:p text:style-name="P31">2. The start_with?, end_with? methods.</text:p>
      <text:p text:style-name="P31">3. Intro to <text:span text:style-name="T145">r</text:span>ubular.com<text:span text:style-name="T238">.</text:span></text:p>
      <text:p text:style-name="P31">4. The scan method.</text:p>
      <text:p text:style-name="P31">5. The <text:span text:style-name="T76">sub, and gsub methods.</text:span></text:p>
      <text:p text:style-name="P167"><text:span text:style-name="T163">6</text:span>. Class Regexp<text:span text:style-name="T239">.</text:span></text:p>
      <text:p text:style-name="P13"><text:span text:style-name="T163">7</text:span>. <text:span text:style-name="T228">Challenge</text:span>: <text:span text:style-name="T136">Creating a camelize method.</text:span></text:p>
      <text:p text:style-name="P13"/>
      <text:p text:style-name="P213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66"><text:soft-page-break/>6. <text:span text:style-name="T145">Intro to various here documents.</text:span></text:p>
      <text:p text:style-name="P168">7. The bytesize method.</text:p>
      <text:p text:style-name="P169">8. The ord and chr methods.</text:p>
      <text:p text:style-name="P170">9. The pack and unpack methods.</text:p>
      <text:p text:style-name="P45"><text:span text:style-name="T229">10</text:span>. <text:span text:style-name="T227">Challenge</text:span>: Our custom chars method.</text:p>
      <text:p text:style-name="P13"/>
      <text:p text:style-name="P214">SECTION <text:span text:style-name="T90">28</text:span>: Using <text:span text:style-name="T135">the </text:span>Internet</text:p>
      <text:p text:style-name="P12">1. Using the net/http <text:span text:style-name="T113">standard library </text:span>gem.</text:p>
      <text:p text:style-name="P12">2. Using the open-uri <text:span text:style-name="T113">standard library </text:span>gem.</text:p>
      <text:p text:style-name="P25">3. Downloading images and music with Ruby.</text:p>
      <text:p text:style-name="P13"/>
      <text:p text:style-name="P215">SECTION <text:span text:style-name="T90">29: Cryptography - </text:span>String I<text:span text:style-name="T91">V</text:span> </text:p>
      <text:p text:style-name="P12">1. Using the crypt <text:span text:style-name="T78">method</text:span> for cryptography.</text:p>
      <text:p text:style-name="P12">2. Breaking Linux encryption by brute forc<text:span text:style-name="T163">e</text:span>.</text:p>
      <text:p text:style-name="P12">3. Using Permutation to generate passwords.</text:p>
      <text:p text:style-name="P55">4. Using the digest gem <text:span text:style-name="T143">from the standard library</text:span>.</text:p>
      <text:p text:style-name="P55">5. Using the openssl gem <text:span text:style-name="T143">from the standard library</text:span>.</text:p>
      <text:p text:style-name="P134">6. The Kernel.eval / binding.eval() methods.</text:p>
      <text:p text:style-name="P133"><text:span text:style-name="T197">7</text:span>. Have I been pawned?</text:p>
      <text:p text:style-name="P12"/>
      <text:p text:style-name="P214"><text:span text:style-name="T135">SECTION 30: </text:span>Generating Random passwords <text:span text:style-name="T79">after confirming if they</text:span></text:p>
      <text:p text:style-name="P214"><text:s text:c="4"/><text:span text:style-name="T77">have been leaked or not.</text:span></text:p>
      <text:p text:style-name="P12"/>
      <text:p text:style-name="P216">SECTION <text:span text:style-name="T91">31</text:span>: Classes I</text:p>
      <text:p text:style-name="P54">1. Intro to classes.</text:p>
      <text:p text:style-name="P54">2. The class method<text:span text:style-name="T267">s.</text:span>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64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0">Shortcuts to getters and setters:</text:span></text:p>
      <text:p text:style-name="P54"><text:s text:c="4"/>- <text:span text:style-name="T80">attr_reader.</text:span></text:p>
      <text:p text:style-name="P54"><text:s text:c="4"/>- <text:span text:style-name="T80">attr_writer.</text:span></text:p>
      <text:p text:style-name="P54"><text:s text:c="4"/>- <text:span text:style-name="T80">attr_accessor.</text:span></text:p>
      <text:p text:style-name="P52">13. Adding <text:span text:style-name="T165">parameters</text:span> to instance other methods.</text:p>
      <text:p text:style-name="P52">14. Intro to self keyword and singleton methods.</text:p>
      <text:p text:style-name="P53">1<text:span text:style-name="T151">5</text:span>. <text:span text:style-name="T268">Challenge: A Flexible Stone Paper Scissor Game!</text:span></text:p>
      <text:p text:style-name="P11"/>
      <text:p text:style-name="P52"><text:span text:style-name="T128">SECTION </text:span><text:span text:style-name="T131">32</text:span><text:span text:style-name="T128">: </text:span><text:span text:style-name="T132">Modules and Mixins</text:span><text:span text:style-name="T81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<text:soft-page-break/>5. <text:span text:style-name="T146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1">9. Intro to the Enumerable <text:span text:style-name="T169">module.</text:span></text:p>
      <text:p text:style-name="P50"><text:span text:style-name="T170">10</text:span>. Quiz.</text:p>
      <text:p text:style-name="P50"/>
      <text:p text:style-name="P217">SECTION: <text:span text:style-name="T91">33</text:span>: <text:span text:style-name="T82">Classes II</text:span></text:p>
      <text:p text:style-name="P49"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<text:span text:style-name="T269">Inheriting Struct.</text:span></text:p>
      <text:p text:style-name="P115">7. <text:span text:style-name="T143">Revising </text:span>methods <text:span text:style-name="T143">aliasing.</text:span></text:p>
      <text:p text:style-name="P116">8. Unbound Method.</text:p>
      <text:p text:style-name="P48"><text:span text:style-name="T150">9</text:span>. Quiz<text:span text:style-name="T277">: Buggy method definition!</text:span></text:p>
      <text:p text:style-name="P34"/>
      <text:p text:style-name="P218">SECTION <text:span text:style-name="T91">34</text:span>: Monkey Patching: Classes III</text:p>
      <text:p text:style-name="P5">1. Introduction to monkey patching.</text:p>
      <text:p text:style-name="P5">2. Using Monkey patching<text:span text:style-name="T278">.</text:span>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2">7. instance_eval method.</text:p>
      <text:p text:style-name="P47"><text:span text:style-name="T190">8</text:span>. <text:span text:style-name="T228">Challenge: Defining prev and prev! methods on String class.</text:span></text:p>
      <text:p text:style-name="P5"/>
      <text:p text:style-name="P6"><text:span text:style-name="T128">SECTION </text:span><text:span text:style-name="T131">35</text:span><text:span text:style-name="T128">: Introduction to Error Handling</text:span><text:line-break/>1. Intro to the begin<text:span text:style-name="T246"> ... </text:span>rescue<text:span text:style-name="T246"> ... </text:span>else<text:span text:style-name="T246"> ... </text:span>ensure<text:span text:style-name="T246">, fail, raise, throw </text:span>keywords.</text:p>
      <text:p text:style-name="P6">2. <text:span text:style-name="T84">Intro to </text:span>BEGIN, END, exit, exit!, abort, at_exit.</text:p>
      <text:p text:style-name="P6">3. <text:span text:style-name="T84">Intro to the retry keyword.</text:span></text:p>
      <text:p text:style-name="P6"/>
      <text:p text:style-name="P219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94">Refining Array, String and a class.</text:span></text:p>
      <text:p text:style-name="P4"/>
      <text:p text:style-name="P220">SECTION <text:span text:style-name="T91">37</text:span>: <text:span text:style-name="T87">Challenge: Enhancing our password generator.</text:span></text:p>
      <text:p text:style-name="P3"/>
      <text:p text:style-name="P221">SECTION <text:span text:style-name="T91">38</text:span>: Challenge: Anagrams <text:span text:style-name="T88">from a 100K words open dictionary file.</text:span></text:p>
      <text:p text:style-name="P222"/>
      <text:p text:style-name="P223">SECTION <text:span text:style-name="T91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37">ing</text:span> rdoc to generate own HTML documentation.</text:p>
      <text:p text:style-name="P223"/>
      <text:p text:style-name="P2"><text:soft-page-break/><text:span text:style-name="T128">SECTION </text:span><text:span text:style-name="T133">40</text:span><text:span text:style-name="T128">: Introduction to benchmarking</text:span><text:line-break/>1. Use the benchmark gem <text:span text:style-name="T138">from the standard library</text:span>.</text:p>
      <text:p text:style-name="P2">2. Performance comparison between loops.</text:p>
      <text:p text:style-name="P2"><text:span text:style-name="T192">3</text:span>. <text:span text:style-name="T192">Performance comparison: String Concatenation: +=, concat, and &lt;&lt; methods</text:span>.</text:p>
      <text:p text:style-name="P137">4. Performance comparison: Array concatenation: +, concat, push, append, &lt;&lt;, unshift methods.</text:p>
      <text:p text:style-name="P137">5. Performance comparison: Array pop, delete_at, shift, <text:s/>methods.</text:p>
      <text:p text:style-name="P2"><text:span text:style-name="T192">6</text:span>. <text:span text:style-name="T192">Benchmarking 3 Array uniq sorts (no algorithm).</text:span></text:p>
      <text:p text:style-name="P137">7. Benchmarking bubblesort, mergesort, and ruby’s quicksort.</text:p>
      <text:p text:style-name="P137">8. Benchmarking method call, lambda call, proc call, stabby lambda call.</text:p>
      <text:p text:style-name="P46"><text:span text:style-name="T192">9</text:span>. <text:span text:style-name="T184">Intro to</text:span> ObjectSpace.</text:p>
      <text:p text:style-name="P46"/>
      <text:p text:style-name="P224">SECTION 4<text:span text:style-name="T100">1</text:span>. Introducing <text:span text:style-name="T270">a </text:span>‘<text:span text:style-name="T157">patched-irb’ </text:span>for <text:span text:style-name="T157">C</text:span>onvenience.</text:p>
      <text:p text:style-name="P224"/>
      <text:p text:style-name="P225">SECTION 4<text:span text:style-name="T104">2</text:span>: Executing Shell commands</text:p>
      <text:p text:style-name="P21">1. Using <text:span text:style-name="T105">back-ticks</text:span> <text:span text:style-name="T104">(``).</text:span></text:p>
      <text:p text:style-name="P22">2. Using %x<text:span text:style-name="T271"> </text:span>syntax.</text:p>
      <text:p text:style-name="P22">3. <text:span text:style-name="T105">Calling the </text:span>system method.</text:p>
      <text:p text:style-name="P22">4. Using the open3 gem <text:span text:style-name="T147">from the standard library</text:span>.</text:p>
      <text:p text:style-name="P128">5. <text:span text:style-name="T149">Intro to the </text:span>shell <text:span text:style-name="T106">gem from the standard library.</text:span></text:p>
      <text:p text:style-name="P14"/>
      <text:p text:style-name="P226">SECTION 4<text:span text:style-name="T135">3</text:span>: <text:span text:style-name="T186">Standard Input, Output, Error and </text:span>ANSI Escape sequences<text:span text:style-name="T272"> (Unsupported: DOS)</text:span></text:p>
      <text:p text:style-name="P21">1. <text:span text:style-name="T152">Colourize your strings!</text:span></text:p>
      <text:p text:style-name="P118">2. Gradient <text:span text:style-name="T176">RGB </text:span>colours <text:span text:style-name="T176">on strings</text:span>.</text:p>
      <text:p text:style-name="P14"><text:span text:style-name="T152">3.</text:span> <text:span text:style-name="T103">B</text:span>link<text:span text:style-name="T103">ing</text:span> / <text:span text:style-name="T103">underlining / bold / italic </text:span>text<text:span text:style-name="T103">s</text:span>.</text:p>
      <text:p text:style-name="P21"><text:span text:style-name="T152">4</text:span>. Replicating the `clear` command with A<text:span text:style-name="T179">NS</text:span>I Escape Sequence!</text:p>
      <text:p text:style-name="P117"><text:span text:style-name="T152">5</text:span>. Looking at <text:span text:style-name="T155">STDIN, STDOUT, STDERR classes in more detail (Linux / Unix)</text:span></text:p>
      <text:p text:style-name="P117"><text:span text:style-name="T152">6</text:span>. Looking at <text:span text:style-name="T153">50 </text:span>ways to print “<text:span text:style-name="T153">Hello World” </text:span>to <text:span text:style-name="T154">the </text:span>standard output!</text:p>
      <text:p text:style-name="P135">7. Looking <text:span text:style-name="T155">at the Warning module.</text:span></text:p>
      <text:p text:style-name="P136">8. Kernel.warn() vs. Warning.warn()<text:span text:style-name="T273"> vs. STDERR.puts.</text:span></text:p>
      <text:p text:style-name="P138">9. Looking at the SimpleDelegator class and patching $stdout object.</text:p>
      <text:p text:style-name="P119"><text:span text:style-name="T193">10</text:span>. Intro to ‘io/console’ gem from <text:span text:style-name="T180">the</text:span> standard library:</text:p>
      <text:p text:style-name="P119"><text:s/>- <text:span text:style-name="T156">Determining the terminal size.</text:span></text:p>
      <text:p text:style-name="P119"><text:s/>- <text:span text:style-name="T156">Getting single characters from the user with STDIN.getch</text:span></text:p>
      <text:p text:style-name="P120"><text:span text:style-name="T191">11</text:span>. Quiz: <text:span text:style-name="T274">Colourizing a user given string </text:span>with gradient <text:span text:style-name="T177">RGB </text:span>colours.</text:p>
      <text:p text:style-name="P120"/>
      <text:p text:style-name="P227">SECTION 4<text:span text:style-name="T135">4</text:span>: <text:span text:style-name="T100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07">3</text:span>. Intro to creating Square, Circle, Rectangle, Triangle, Line, Quads – <text:span text:style-name="T101">Using gradient RGB colours.</text:span></text:p>
      <text:p text:style-name="P17"><text:span text:style-name="T107">4</text:span>. Intro to Images <text:span text:style-name="T108">by </text:span>Using copyleft images.</text:p>
      <text:p text:style-name="P26">5. <text:span text:style-name="T122">Using loops to create </text:span>thousands of <text:span text:style-name="T119">Ruby2D </text:span>objects and animating them in <text:span text:style-name="T120">lesser than 15</text:span> <text:span text:style-name="T121">lines of code</text:span>.</text:p>
      <text:p text:style-name="P17"><text:span text:style-name="T118">6</text:span>. Intro to Fonts <text:span text:style-name="T109">(u</text:span>sing <text:s/><text:span text:style-name="T110">downloaded </text:span>open source fonts for our project <text:span text:style-name="T109">from the internet)</text:span></text:p>
      <text:p text:style-name="P17"><text:span text:style-name="T118">7</text:span>. Intro to Sound and Music <text:span text:style-name="T109">(u</text:span>sing copyleft music for our project <text:span text:style-name="T109">from the internet)</text:span></text:p>
      <text:p text:style-name="P18"><text:span text:style-name="T118">8</text:span>. Monkey Patching Ruby2D.</text:p>
      <text:p text:style-name="P17"/>
      <text:p text:style-name="P228"><text:span text:style-name="T102">SECTION 45:</text:span> <text:span text:style-name="T114">Bonus Challenge: Developing a Colour::Clock.</text:span></text:p>
      <text:p text:style-name="P18"/>
      <text:p text:style-name="P229"><text:soft-page-break/>SECTION 4<text:span text:style-name="T135">6:</text:span> <text:span text:style-name="T115">Bonus Challenge: </text:span>Developing <text:span text:style-name="T116">a </text:span>Snake <text:span text:style-name="T178">G</text:span>ame <text:span text:style-name="T117">in Lesser than 150 LOC!</text:span></text:p>
      <text:p text:style-name="P18"/>
      <text:p text:style-name="P230">SECTION 4<text:span text:style-name="T135">7</text:span>: <text:span text:style-name="T231">Magic Comments.</text:span></text:p>
      <text:p text:style-name="P18"/>
      <text:p text:style-name="P231">SECTION 48: A short intro to <text:span text:style-name="T188">Various </text:span>Ruby Interpreters <text:span text:style-name="T188">and Performance Comparison</text:span></text:p>
      <text:p text:style-name="P236">[Demonstration <text:span text:style-name="T142">Only</text:span>]</text:p>
      <text:p text:style-name="P29">1. A brief intro to RVM.</text:p>
      <text:p text:style-name="P29">2. Using multiple <text:span text:style-name="T125">Ruby Versions </text:span>with RVM <text:span text:style-name="T126">in short.</text:span></text:p>
      <text:p text:style-name="P29">3. Intro to <text:span text:style-name="T232">MRuby, R</text:span>ubinius and <text:span text:style-name="T124">Jr</text:span>uby <text:span text:style-name="T127">in short</text:span>.</text:p>
      <text:p text:style-name="P18"/>
      <text:p text:style-name="P232">SECTION 4<text:span text:style-name="T127">9</text:span>: Accessing the Course Resources from GitHub</text:p>
      <text:p text:style-name="P24">1. Intro to GitHub Web.</text:p>
      <text:p text:style-name="P24">2. Downloading all the resour<text:span text:style-name="T112">ces</text:span> as <text:span text:style-name="T166">a</text:span> <text:span text:style-name="T123">z</text:span>ip file.</text:p>
      <text:p text:style-name="P24">3. A sample Ruby code to download the <text:span text:style-name="T139">course </text:span>resources recursively <text:span text:style-name="T111">to your local storage.</text:span></text:p>
      <text:p text:style-name="P24"/>
      <text:p text:style-name="P238"><text:span text:style-name="T140">SECTION </text:span><text:span text:style-name="T141">50:</text:span><text:span text:style-name="T140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7-21T00:59:47.006906934</dc:date>
    <meta:editing-duration>PT18H54M42S</meta:editing-duration>
    <meta:editing-cycles>851</meta:editing-cycles>
    <meta:generator>LibreOffice/6.2.5.2$Linux_X86_64 LibreOffice_project/20$Build-2</meta:generator>
    <meta:document-statistic meta:table-count="0" meta:image-count="0" meta:object-count="0" meta:page-count="11" meta:paragraph-count="423" meta:word-count="2677" meta:character-count="16110" meta:non-whitespace-character-count="13743"/>
  </office:meta>
</office:document-meta>
</file>